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400000069243584F4.jpg" manifest:media-type="image/jpeg"/>
  <manifest:file-entry manifest:full-path="Pictures/10000001000006920000035F5070B9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343ff9"/>
    </style:style>
    <style:style style:name="P2" style:family="paragraph" style:parent-style-name="Table_20_Contents">
      <style:paragraph-properties fo:text-align="start" style:justify-single-word="false"/>
      <style:text-properties officeooo:rsid="0025dce1" officeooo:paragraph-rsid="00343ff9"/>
    </style:style>
    <style:style style:name="P3" style:family="paragraph" style:parent-style-name="Table_20_Contents">
      <style:paragraph-properties fo:text-align="end" style:justify-single-word="false"/>
      <style:text-properties fo:color="#c9211e" loext:opacity="100%" officeooo:rsid="002886de" officeooo:paragraph-rsid="00343ff9"/>
    </style:style>
    <style:style style:name="P4" style:family="paragraph" style:parent-style-name="Table_20_Contents">
      <style:paragraph-properties fo:text-align="end" style:justify-single-word="false"/>
      <style:text-properties fo:color="#f10d0c" loext:opacity="100%" fo:font-size="22pt" fo:font-weight="bold" officeooo:rsid="002886de" officeooo:paragraph-rsid="00343ff9" style:font-size-asian="22pt" style:font-weight-asian="bold" style:font-size-complex="22pt" style:font-weight-complex="bold"/>
    </style:style>
    <style:style style:name="P5" style:family="paragraph" style:parent-style-name="Table_20_Contents">
      <style:text-properties officeooo:rsid="0025b427" officeooo:paragraph-rsid="00343ff9"/>
    </style:style>
    <style:style style:name="P6" style:family="paragraph" style:parent-style-name="Standard">
      <style:text-properties officeooo:rsid="00242ff2" officeooo:paragraph-rsid="00343ff9"/>
    </style:style>
    <style:style style:name="P7" style:family="paragraph" style:parent-style-name="Standard">
      <style:text-properties officeooo:rsid="00273c8a" officeooo:paragraph-rsid="00343ff9"/>
    </style:style>
    <style:style style:name="P8" style:family="paragraph" style:parent-style-name="Standard">
      <style:paragraph-properties fo:margin-top="0cm" fo:margin-bottom="0cm" style:contextual-spacing="false"/>
      <style:text-properties fo:font-size="2pt" officeooo:rsid="00343ff9" officeooo:paragraph-rsid="00343ff9" style:font-size-asian="1.75pt" style:font-size-complex="2pt"/>
    </style:style>
    <style:style style:name="P9" style:family="paragraph" style:parent-style-name="Standard">
      <style:text-properties officeooo:rsid="00343ff9" officeooo:paragraph-rsid="00343ff9"/>
    </style:style>
    <style:style style:name="P10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5pt" fo:font-weight="bold" officeooo:paragraph-rsid="00343ff9" style:font-size-asian="15pt" style:font-weight-asian="bold" style:font-size-complex="15pt" style:font-weight-complex="bold"/>
    </style:style>
    <style:style style:name="P11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rsid="00201acf" officeooo:paragraph-rsid="00343ff9"/>
    </style:style>
    <style:style style:name="P1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paragraph-rsid="00343ff9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7d76f"/>
    </style:style>
    <style:style style:name="T3" style:family="text">
      <style:text-properties officeooo:rsid="002e0d97"/>
    </style:style>
    <style:style style:name="T4" style:family="text">
      <style:text-properties officeooo:rsid="003003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2" style:family="table" style:master-page-name="">
      <style:table-properties style:width="17cm" style:page-number="auto" table:align="margins"/>
    </style:style>
    <style:style style:name="Taula2.A" style:family="table-column">
      <style:table-column-properties style:column-width="3.701cm" style:rel-column-width="14265*"/>
    </style:style>
    <style:style style:name="Taula2.B" style:family="table-column">
      <style:table-column-properties style:column-width="5.791cm" style:rel-column-width="22323*"/>
    </style:style>
    <style:style style:name="Taula2.C" style:family="table-column">
      <style:table-column-properties style:column-width="3.81cm" style:rel-column-width="14687*"/>
    </style:style>
    <style:style style:name="Taula2.D" style:family="table-column">
      <style:table-column-properties style:column-width="3.699cm" style:rel-column-width="14260*"/>
    </style:style>
    <style:style style:name="Taula2.1" style:family="table-row">
      <style:table-row-properties style:min-row-height="1.503cm"/>
    </style:style>
    <style:style style:name="Taula2.A1" style:family="table-cell">
      <style:table-cell-properties fo:padding="0.097cm" fo:border-left="0.5pt solid #000000" fo:border-right="none" fo:border-top="0.5pt solid #000000" fo:border-bottom="0.5pt solid #000000"/>
    </style:style>
    <style:style style:name="Taula2.B1" style:family="table-cell">
      <style:table-cell-properties fo:background-color="#f10d0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ula2.D1" style:family="table-cell">
      <style:table-cell-properties fo:background-color="#eeeeee" fo:padding="0.097cm" fo:border="0.5pt solid #000000">
        <style:background-image/>
      </style:table-cell-properties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ula2.A3" style:family="table-cell">
      <style:table-cell-properties fo:padding="0.097cm" fo:border-left="0.5pt solid #000000" fo:border-right="none" fo:border-top="none" fo:border-bottom="0.5pt solid #000000"/>
    </style:style>
    <style:style style:name="Taula2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ula2.A4" style:family="table-cell">
      <style:table-cell-properties fo:padding="0.097cm" fo:border-left="0.5pt solid #000000" fo:border-right="none" fo:border-top="none" fo:border-bottom="0.5pt solid #000000"/>
    </style:style>
    <style:style style:name="Taula2.A5" style:family="table-cell">
      <style:table-cell-properties fo:padding="0.097cm" fo:border-left="0.5pt solid #000000" fo:border-right="none" fo:border-top="none" fo:border-bottom="0.5pt solid #000000"/>
    </style:style>
    <style:style style:name="Taula2.C5" style:family="table-cell">
      <style:table-cell-properties fo:padding="0.097cm" fo:border-left="0.5pt solid #000000" fo:border-right="none" fo:border-top="none" fo:border-bottom="0.5pt solid #000000"/>
    </style:style>
    <style:style style:name="Taula2.D5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text-properties officeooo:paragraph-rsid="00343ff9"/>
    </style:style>
    <style:style style:name="MP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5pt" fo:font-weight="bold" officeooo:paragraph-rsid="00343ff9" style:font-size-asian="15pt" style:font-weight-asian="bold" style:font-size-complex="15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25dce1" officeooo:paragraph-rsid="00343ff9"/>
    </style:style>
    <style:style style:name="MP4" style:family="paragraph" style:parent-style-name="Table_20_Contents">
      <style:paragraph-properties fo:text-align="end" style:justify-single-word="false"/>
      <style:text-properties fo:color="#c9211e" loext:opacity="100%" officeooo:rsid="002886de" officeooo:paragraph-rsid="00343ff9"/>
    </style:style>
    <style:style style:name="MP5" style:family="paragraph">
      <style:paragraph-properties fo:text-align="center"/>
    </style:style>
    <style:style style:name="MP6" style:family="paragraph" style:parent-style-name="Table_20_Contents">
      <style:paragraph-properties fo:text-align="end" style:justify-single-word="false"/>
      <style:text-properties fo:color="#f10d0c" loext:opacity="100%" fo:font-size="22pt" fo:font-weight="bold" officeooo:rsid="002886de" officeooo:paragraph-rsid="00343ff9" style:font-size-asian="22pt" style:font-weight-asian="bold" style:font-size-complex="22pt" style:font-weight-complex="bold"/>
    </style:style>
    <style:style style:name="MP7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paragraph-rsid="00343ff9"/>
    </style:style>
    <style:style style:name="MP8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rsid="00201acf" officeooo:paragraph-rsid="00343ff9"/>
    </style:style>
    <style:style style:name="MP9" style:family="paragraph" style:parent-style-name="Table_20_Contents">
      <style:text-properties officeooo:rsid="0025b427" officeooo:paragraph-rsid="00343ff9"/>
    </style:style>
    <style:style style:name="MP10" style:family="paragraph" style:parent-style-name="Standard">
      <style:text-properties officeooo:rsid="00242ff2" officeooo:paragraph-rsid="00343ff9"/>
    </style:style>
    <style:style style:name="MP11" style:family="paragraph" style:parent-style-name="Standard">
      <style:text-properties officeooo:rsid="00273c8a" officeooo:paragraph-rsid="00343ff9"/>
    </style:style>
    <style:style style:name="MP12" style:family="paragraph" style:parent-style-name="Standard">
      <style:paragraph-properties fo:margin-top="0cm" fo:margin-bottom="0cm" style:contextual-spacing="false"/>
      <style:text-properties fo:font-size="2pt" officeooo:rsid="00343ff9" officeooo:paragraph-rsid="00343ff9" style:font-size-asian="1.75pt" style:font-size-complex="2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37d76f"/>
    </style:style>
    <style:style style:name="MT3" style:family="text">
      <style:text-properties officeooo:rsid="002e0d97"/>
    </style:style>
    <style:style style:name="MT4" style:family="text">
      <style:text-properties officeooo:rsid="003003a9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MP1"><draw:frame draw:style-name="Mfr1" draw:name="Còpia de Imatge1 1" text:anchor-type="char" svg:x="-0.026cm" svg:y="-0.042cm" svg:width="3.535cm" svg:height="1.344cm" draw:z-index="0"><draw:image xlink:href="Pictures/100000000000011400000069243584F4.jpg" xlink:type="simple" xlink:show="embed" xlink:actuate="onLoad" draw:mime-type="image/jpeg"/></draw:frame></text:p>
            </table:table-cell>
            <table:table-cell table:style-name="Taula2.B1" table:number-columns-spanned="2" office:value-type="string">
              <text:p text:style-name="MP2">SISTEMES MICROINFORMÀTICS i XARXES</text:p>
            </table:table-cell>
            <table:covered-table-cell/>
            <table:table-cell table:style-name="Taula2.D1" table:number-rows-spanned="2" office:value-type="string">
              <text:p text:style-name="MP3"/>
              <text:p text:style-name="MP4"><draw:line text:anchor-type="paragraph" draw:z-index="1" draw:name="Línia 1" draw:style-name="Mgr1" draw:text-style-name="MP5" svg:x1="2.864cm" svg:y1="0.173cm" svg:x2="2.277cm" svg:y2="1.263cm"><text:p/></draw:line></text:p>
              <text:p text:style-name="MP6">10</text:p>
            </table:table-cell>
          </table:table-row>
          <table:table-row>
            <table:table-cell table:style-name="Taula2.A2" table:number-rows-spanned="3" office:value-type="string">
              <text:p text:style-name="MP1"><draw:frame draw:style-name="Mfr1" draw:name="Còpia de Imatge2 1" text:anchor-type="char" svg:x="0cm" svg:y="0cm" svg:width="3.51cm" svg:height="1.937cm" draw:z-index="2"><draw:image xlink:href="Pictures/10000001000006920000035F5070B956.png" xlink:type="simple" xlink:show="embed" xlink:actuate="onLoad" draw:mime-type="image/png"/></draw:frame></text:p>
            </table:table-cell>
            <table:table-cell table:style-name="Taula2.B2" table:number-columns-spanned="2" office:value-type="string">
              <text:p text:style-name="MP7">MÒDUL 0223 <text:span text:style-name="MT1">Aplicacions Ofimàtiques</text:span></text:p>
            </table:table-cell>
            <table:covered-table-cell/>
            <table:covered-table-cell table:style-name="Taula2.D1"/>
          </table:table-row>
          <table:table-row>
            <table:covered-table-cell table:style-name="Taula2.A2"/>
            <table:table-cell table:style-name="Taula2.B2" table:number-columns-spanned="2" office:value-type="string">
              <text:p text:style-name="MP8">UD5 – RA5: Examen pràctic</text:p>
            </table:table-cell>
            <table:covered-table-cell/>
            <table:table-cell table:style-name="Taula2.D3" office:value-type="string">
              <text:p text:style-name="MP9">CURS <text:span text:style-name="MT2">20</text:span>25 - 26</text:p>
            </table:table-cell>
          </table:table-row>
          <table:table-row>
            <table:covered-table-cell table:style-name="Taula2.A2"/>
            <table:table-cell table:style-name="Taula2.B2" table:number-columns-spanned="2" office:value-type="string">
              <text:p text:style-name="MP8">Edició d’imatges amb Gimp</text:p>
            </table:table-cell>
            <table:covered-table-cell/>
            <table:table-cell table:style-name="Taula2.D3" office:value-type="string">
              <text:p text:style-name="MP9"><text:span text:style-name="MT3">T</text:span><text:span text:style-name="MT4">EMPS</text:span>: 1h</text:p>
            </table:table-cell>
          </table:table-row>
          <table:table-row>
            <table:table-cell table:style-name="Taula2.A5" table:number-columns-spanned="2" office:value-type="string">
              <text:p text:style-name="MP10">Nom i cognoms:</text:p>
            </table:table-cell>
            <table:covered-table-cell/>
            <table:table-cell table:style-name="Taula2.C5" office:value-type="string">
              <text:p text:style-name="MP11">Grup:</text:p>
            </table:table-cell>
            <table:table-cell table:style-name="Taula2.D5" office:value-type="string">
              <text:p text:style-name="MP11">Data:</text:p>
            </table:table-cell>
          </table:table-row>
        </table:table>
        <text:p text:style-name="MP1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4T14:15:19.170000000</meta:creation-date>
    <dc:date>2026-01-24T15:47:43.489000000</dc:date>
    <meta:editing-duration>PT35M34S</meta:editing-duration>
    <meta:editing-cycles>20</meta:editing-cycles>
    <meta:generator>LibreOffice/24.2.5.2$Windows_X86_64 LibreOffice_project/bffef4ea93e59bebbeaf7f431bb02b1a39ee8a59</meta:generator>
    <meta:document-statistic meta:table-count="1" meta:image-count="2" meta:object-count="0" meta:page-count="1" meta:paragraph-count="10" meta:word-count="28" meta:character-count="167" meta:non-whitespace-character-count="148"/>
  </office:meta>
</office:document-meta>
</file>